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729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0.8931in"/>
    </style:style>
    <style:style style:name="Table1.C" style:family="table-column">
      <style:table-column-properties style:column-width="4.116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639in" table:align="left"/>
    </style:style>
    <style:style style:name="Table2.A" style:family="table-column">
      <style:table-column-properties style:column-width="0.8556in"/>
    </style:style>
    <style:style style:name="Table2.B" style:family="table-column">
      <style:table-column-properties style:column-width="0.7326in"/>
    </style:style>
    <style:style style:name="Table2.C" style:family="table-column">
      <style:table-column-properties style:column-width="0.8625in"/>
    </style:style>
    <style:style style:name="Table2.D" style:family="table-column">
      <style:table-column-properties style:column-width="0.613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4319in" table:align="left"/>
    </style:style>
    <style:style style:name="Table3.A" style:family="table-column">
      <style:table-column-properties style:column-width="1.2167in"/>
    </style:style>
    <style:style style:name="Table3.B" style:family="table-column">
      <style:table-column-properties style:column-width="2.21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loext:graphic-properties draw:fill="none" draw:fill-color="#ffffff"/>
      <style:paragraph-properties fo:background-color="transparent"/>
    </style:style>
    <style:style style:name="P2" style:family="paragraph" style:parent-style-name="Preformatted_20_Text">
      <loext:graphic-properties draw:fill="none" draw:fill-color="#ffffff"/>
      <style:paragraph-properties fo:margin-left="0in" fo:margin-right="0in" fo:text-indent="0in" style:auto-text-indent="false" fo:background-color="transparent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text-indent="0in" style:auto-text-indent="false" fo:background-color="transparent"/>
    </style:style>
    <style:style style:name="P4" style:family="paragraph" style:parent-style-name="Preformatted_20_Text">
      <loext:graphic-properties draw:fill="none" draw:fill-color="#ffffff"/>
      <style:paragraph-properties fo:margin-top="0in" fo:margin-bottom="0.1965in" style:contextual-spacing="false" fo:background-color="transparen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>
      <style:paragraph-properties fo:margin-left="0in" fo:margin-right="0in" fo:text-indent="0in" style:auto-text-indent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in" fo:margin-bottom="0in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in" fo:margin-bottom="0in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in" fo:margin-bottom="0in" style:contextual-spac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14181f" loext:opacity="100%" fo:background-color="transparent" loext:char-shading-value="0"/>
    </style:style>
    <style:style style:name="T3" style:family="text">
      <style:text-properties fo:color="#2b303b" loext:opacity="100%" fo:background-color="transparent" loext:char-shading-value="0"/>
    </style:style>
    <style:style style:name="T4" style:family="text">
      <style:text-properties fo:color="#008080" loext:opacity="100%" fo:background-color="transparent" loext:char-shading-value="0"/>
    </style:style>
    <style:style style:name="T5" style:family="text">
      <style:text-properties fo:color="#6e7687" loext:opacity="100%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iMN V3.1 — HaGolem Auto Trading</text:h>
      <text:h text:style-name="Heading_20_2" text:outline-level="2">Complete Handoff Report — April 10, 2026</text:h>
      <text:p text:style-name="Horizontal_20_Line"/>
      <text:h text:style-name="Heading_20_2" text:outline-level="2">WHO IS MEIR</text:h>
      <text:list text:style-name="L1">
        <text:list-item>
          <text:p text:style-name="P6">70 years old, dual US-Israel entrepreneur, Los Angeles CA </text:p>
        </text:list-item>
        <text:list-item>
          <text:p text:style-name="P6">45 years software engineering experience </text:p>
        </text:list-item>
        <text:list-item>
          <text:p text:style-name="P6">Building TWO projects: <text:span text:style-name="Strong_20_Emphasis">AiMN</text:span> (auto trading) and <text:span text:style-name="Strong_20_Emphasis">HaGOLEM</text:span> (humanoid robot OS) </text:p>
        </text:list-item>
        <text:list-item>
          <text:p text:style-name="P6">AiMN profits fund HaGOLEM development </text:p>
        </text:list-item>
        <text:list-item>
          <text:p text:style-name="P6">Preferences: one step at a time, complete code files, filename at top, email over calls </text:p>
        </text:list-item>
        <text:list-item>
          <text:p text:style-name="P5">Philosophy: "There is always hope" (mother's saying) </text:p>
        </text:list-item>
      </text:list>
      <text:p text:style-name="Horizontal_20_Line"/>
      <text:h text:style-name="Heading_20_2" text:outline-level="2">SYSTEM OVERVIEW</text:h>
      <text:list text:style-name="L2">
        <text:list-item>
          <text:p text:style-name="P8"><text:span text:style-name="Strong_20_Emphasis">Platform:</text:span> PythonAnywhere — meirniv.pythonanywhere.com </text:p>
        </text:list-item>
        <text:list-item>
          <text:p text:style-name="P8"><text:span text:style-name="Strong_20_Emphasis">Database:</text:span> MySQL </text:p>
        </text:list-item>
        <text:list-item>
          <text:p text:style-name="P8"><text:span text:style-name="Strong_20_Emphasis">Engine:</text:span> <text:span text:style-name="Source_20_Text">/home/MeirNiv/aimn-trade-final/aimn_engine.py</text:span> </text:p>
        </text:list-item>
        <text:list-item>
          <text:p text:style-name="P8"><text:span text:style-name="Strong_20_Emphasis">Always-On Task:</text:span> Running automatically on PythonAnywhere </text:p>
        </text:list-item>
        <text:list-item>
          <text:p text:style-name="P7"><text:span text:style-name="Strong_20_Emphasis">Web UI:</text:span> Flask app (<text:span text:style-name="Source_20_Text">app.py</text:span>) </text:p>
        </text:list-item>
      </text:list>
      <text:p text:style-name="Horizontal_20_Line"/>
      <text:h text:style-name="Heading_20_2" text:outline-level="2">FILE STRUCTURE</text:h>
      <text:p text:style-name="P2"><text:span text:style-name="Source_20_Text"><text:span text:style-name="T1">/home/MeirNiv/aimn-trade-final/</text:span></text:span></text:p>
      <text:p text:style-name="P1"><text:span text:style-name="Source_20_Text"><text:span text:style-name="T1">├── aimn_engine.py <text:s text:c="13"/># Main engine (3 threads)</text:span></text:span></text:p>
      <text:p text:style-name="P1"><text:span text:style-name="Source_20_Text"><text:span text:style-name="T1">├── auto_executor.py <text:s text:c="11"/># Entry/exit logic</text:span></text:span></text:p>
      <text:p text:style-name="P1"><text:span text:style-name="Source_20_Text"><text:span text:style-name="T1">├── calculate_indicators.py <text:s text:c="4"/># RSI/MACD calculation</text:span></text:span></text:p>
      <text:p text:style-name="P1"><text:span text:style-name="Source_20_Text"><text:span text:style-name="T1">├── price_updater.py <text:s text:c="11"/># Price updates every 5s</text:span></text:span></text:p>
      <text:p text:style-name="P1"><text:span text:style-name="Source_20_Text"><text:span text:style-name="T1">├── app.py <text:s text:c="21"/># Flask web app</text:span></text:span></text:p>
      <text:p text:style-name="P1"><text:span text:style-name="Source_20_Text"><text:span text:style-name="T1">├── db.py <text:s text:c="22"/># DB connection</text:span></text:span></text:p>
      <text:p text:style-name="P1"><text:span text:style-name="Source_20_Text"><text:span text:style-name="T1">├── db_config.py <text:s text:c="15"/># DB credentials</text:span></text:span></text:p>
      <text:p text:style-name="P1"><text:span text:style-name="Source_20_Text"><text:span text:style-name="T1">├── engine/tuning/</text:span></text:span></text:p>
      <text:p text:style-name="P1"><text:span text:style-name="Source_20_Text"><text:span text:style-name="T1">│ <text:s text:c="2"/>├── auto_tuner.py <text:s text:c="10"/># Grid search tuner</text:span></text:span></text:p>
      <text:p text:style-name="P1"><text:span text:style-name="Source_20_Text"><text:span text:style-name="T1">│ <text:s text:c="2"/>├── candle_fetcher.py <text:s text:c="6"/># Smart candle fetcher</text:span></text:span></text:p>
      <text:p text:style-name="P1"><text:span text:style-name="Source_20_Text"><text:span text:style-name="T1">│ <text:s text:c="2"/>└── run_tuning_all.py <text:s text:c="6"/># Daily auto-tuner</text:span></text:span></text:p>
      <text:p text:style-name="P1"><text:span text:style-name="Source_20_Text"><text:span text:style-name="T1">└── templates/</text:span></text:span></text:p>
      <text:p text:style-name="P1"><text:span text:style-name="Source_20_Text"><text:span text:style-name="T1"><text:s text:c="4"/>├── dashboard.html <text:s text:c="10"/># Main scanner</text:span></text:span></text:p>
      <text:p text:style-name="P1"><text:span text:style-name="Source_20_Text"><text:span text:style-name="T1"><text:s text:c="4"/>├── auto_tuner.html <text:s text:c="9"/># Tuning UI</text:span></text:span></text:p>
      <text:p text:style-name="P1"><text:span text:style-name="Source_20_Text"><text:span text:style-name="T1"><text:s text:c="4"/>├── tuning_runs.html <text:s text:c="8"/># Performance + run history</text:span></text:span></text:p>
      <text:p text:style-name="P4"><text:span text:style-name="Source_20_Text"><text:span text:style-name="T1"><text:s text:c="4"/>└── orders.html <text:s text:c="13"/># Orders history</text:span></text:span></text:p>
      <text:p text:style-name="Horizontal_20_Line"/>
      <text:h text:style-name="Heading_20_2" text:outline-level="2"><text:soft-page-break/>THREE ENGINE THREADS</text:h>
      <text:list text:style-name="L3">
        <text:list-item>
          <text:p text:style-name="P10"><text:span text:style-name="Source_20_Text">price_updater.py</text:span> — updates prices every 5 seconds </text:p>
        </text:list-item>
        <text:list-item>
          <text:p text:style-name="P10"><text:span text:style-name="Source_20_Text">calculate_indicators.py</text:span> — calculates RSI/MACD every 3 seconds </text:p>
        </text:list-item>
        <text:list-item>
          <text:p text:style-name="P9"><text:span text:style-name="Source_20_Text">auto_executor.py</text:span> — checks signals and manages trades every 1 second </text:p>
        </text:list-item>
      </text:list>
      <text:p text:style-name="Horizontal_20_Line"/>
      <text:h text:style-name="Heading_20_2" text:outline-level="2">BROKER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Gemini</text:p>
          </table:table-cell>
          <table:table-cell table:style-name="Table1.A1" office:value-type="string">
            <text:p text:style-name="Table_20_Contents">Crypto trading (real)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Alpaca</text:p>
          </table:table-cell>
          <table:table-cell table:style-name="Table1.A1" office:value-type="string">
            <text:p text:style-name="Table_20_Contents">Stock trading (paper)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Alpaca-ETF</text:p>
          </table:table-cell>
          <table:table-cell table:style-name="Table1.A1" office:value-type="string">
            <text:p text:style-name="Table_20_Contents">ETF/commodity trading (paper, same credentials as Alpaca)</text:p>
          </table:table-cell>
        </table:table-row>
      </table:table>
      <text:p text:style-name="Text_20_body"><text:span text:style-name="Strong_20_Emphasis">Note:</text:span> Alpaca and Alpaca-ETF use the SAME API credentials but are treated as separate brokers for independent locking.</text:p>
      <text:p text:style-name="Horizontal_20_Line"/>
      <text:h text:style-name="Heading_20_2" text:outline-level="2">SYMBOLS (15 total)</text:h>
      <text:p text:style-name="Text_20_body"><text:span text:style-name="Strong_20_Emphasis">Gemini Crypto (24/7):</text:span></text:p>
      <text:list text:style-name="L4">
        <text:list-item>
          <text:p text:style-name="P11">BTC/USD (id=1), ETH/USD (id=2), SOL/USD (id=3), LINK/USD (id=4) </text:p>
        </text:list-item>
      </text:list>
      <text:p text:style-name="Text_20_body"><text:span text:style-name="Strong_20_Emphasis">Alpaca Stocks (NYSE hours):</text:span></text:p>
      <text:list text:style-name="L5">
        <text:list-item>
          <text:p text:style-name="P12">SPY (id=5), QQQ (id=6), NVDA (id=7), AAPL (id=8), TSLA (id=9), MSFT (id=10) </text:p>
        </text:list-item>
      </text:list>
      <text:p text:style-name="Text_20_body"><text:span text:style-name="Strong_20_Emphasis">Alpaca-ETF Commodities (NYSE hours):</text:span></text:p>
      <text:list text:style-name="L6">
        <text:list-item>
          <text:p text:style-name="P13">GLD (id=13), SLV (id=14), USO (id=15), UNG (id=16), GDX (id=17) </text:p>
        </text:list-item>
      </text:list>
      <text:p text:style-name="Horizontal_20_Line"/>
      <text:h text:style-name="Heading_20_2" text:outline-level="2">TRADING STRATEGY</text:h>
      <text:h text:style-name="Heading_20_3" text:outline-level="3">Entry Conditions</text:h>
      <text:list text:style-name="L7">
        <text:list-item>
          <text:p text:style-name="P15"><text:span text:style-name="Strong_20_Emphasis">LONG:</text:span> RSI Real ≤ rsi_entry AND MACD &gt; 0 </text:p>
        </text:list-item>
        <text:list-item>
          <text:p text:style-name="P14"><text:span text:style-name="Strong_20_Emphasis">SHORT:</text:span> RSI Real ≥ (100 - rsi_entry) AND MACD &lt; 0 </text:p>
        </text:list-item>
      </text:list>
      <text:h text:style-name="Heading_20_3" text:outline-level="3">Exit Logic — TWO PHASE SYSTEM</text:h>
      <text:p text:style-name="Text_20_body"><text:span text:style-name="Strong_20_Emphasis">Phase 1 (before decay_start hours):</text:span></text:p>
      <text:list text:style-name="L8">
        <text:list-item>
          <text:p text:style-name="P17"><text:span text:style-name="Source_20_Text">init_profit</text:span> is a pure gatekeeper </text:p>
        </text:list-item>
        <text:list-item>
          <text:p text:style-name="P17">Trail exit only allowed if P&amp;L ≥ init_profit </text:p>
        </text:list-item>
        <text:list-item>
          <text:p text:style-name="P16">Stop loss blocked completely </text:p>
        </text:list-item>
      </text:list>
      <text:p text:style-name="Text_20_body"><text:soft-page-break/><text:span text:style-name="Strong_20_Emphasis">Phase 2 (after decay_start hours):</text:span></text:p>
      <text:list text:style-name="L9">
        <text:list-item>
          <text:p text:style-name="P19">Gate decays: <text:span text:style-name="Source_20_Text">gate = init_profit - (hours - decay_start) × decay_rate</text:span> </text:p>
        </text:list-item>
        <text:list-item>
          <text:p text:style-name="P19">Exit immediately when P&amp;L ≥ current_gate </text:p>
        </text:list-item>
        <text:list-item>
          <text:p text:style-name="P18">Stop loss only fires when <text:span text:style-name="Source_20_Text">current_gate == 0</text:span> AND P&amp;L ≤ -stop_loss </text:p>
        </text:list-item>
      </text:list>
      <text:h text:style-name="Heading_20_3" text:outline-level="3">Guards</text:h>
      <text:list text:style-name="L10">
        <text:list-item>
          <text:p text:style-name="P21">Cooldown: 120s after STOP exit </text:p>
        </text:list-item>
        <text:list-item>
          <text:p text:style-name="P21">Stale price: skip if price &gt; 60s old </text:p>
        </text:list-item>
        <text:list-item>
          <text:p text:style-name="P21">Re-entry block: 60s / 0.3% from last exit </text:p>
        </text:list-item>
        <text:list-item>
          <text:p text:style-name="P20">One open trade per broker (independent per broker) </text:p>
        </text:list-item>
      </text:list>
      <text:p text:style-name="Horizontal_20_Line"/>
      <text:h text:style-name="Heading_20_2" text:outline-level="2">AUTO TUNER</text:h>
      <text:h text:style-name="Heading_20_3" text:outline-level="3">How It Works</text:h>
      <text:list text:style-name="L11">
        <text:list-item>
          <text:p text:style-name="P23">Grid search: 540 combinations per strategy </text:p>
        </text:list-item>
        <text:list-item>
          <text:p text:style-name="P23">Tunes LONG and SHORT independently per symbol </text:p>
        </text:list-item>
        <text:list-item>
          <text:p text:style-name="P23">Primary metric: Total P&amp;L% </text:p>
        </text:list-item>
        <text:list-item>
          <text:p text:style-name="P23">Saves best params to <text:span text:style-name="Source_20_Text">strategy_params</text:span> table </text:p>
        </text:list-item>
        <text:list-item>
          <text:p text:style-name="P22">Auto enables/disables based on pl_pct &gt; 0 </text:p>
        </text:list-item>
      </text:list>
      <text:h text:style-name="Heading_20_3" text:outline-level="3">Grid Options</text:h>
      <text:p text:style-name="P24">python</text:p>
      <text:p text:style-name="P2"><text:span text:style-name="Source_20_Text"><text:span text:style-name="T1">RSI_LEN_OPTIONS <text:s text:c="4"/>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3">[</text:span></text:span><text:span text:style-name="Source_20_Text"><text:span text:style-name="T4">20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50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100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168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200</text:span></text:span><text:span text:style-name="Source_20_Text"><text:span text:style-name="T3">]</text:span></text:span></text:p>
      <text:p text:style-name="P2"><text:span text:style-name="Source_20_Text"><text:span text:style-name="T1">RSI_ENTRY_OPTIONS <text:s text:c="2"/>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3">[</text:span></text:span><text:span text:style-name="Source_20_Text"><text:span text:style-name="T4">20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30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40</text:span></text:span><text:span text:style-name="Source_20_Text"><text:span text:style-name="T3">]</text:span></text:span></text:p>
      <text:p text:style-name="P2"><text:span text:style-name="Source_20_Text"><text:span text:style-name="T1">STOP_LOSS_OPTIONS <text:s text:c="2"/>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3">[</text:span></text:span><text:span text:style-name="Source_20_Text"><text:span text:style-name="T4">0.3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0.5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0.7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1.0</text:span></text:span><text:span text:style-name="Source_20_Text"><text:span text:style-name="T3">]</text:span></text:span></text:p>
      <text:p text:style-name="P2"><text:span text:style-name="Source_20_Text"><text:span text:style-name="T1">TRAIL_START_OPTIONS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3">[</text:span></text:span><text:span text:style-name="Source_20_Text"><text:span text:style-name="T4">1.0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2.0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3.0</text:span></text:span><text:span text:style-name="Source_20_Text"><text:span text:style-name="T3">]</text:span></text:span></text:p>
      <text:p text:style-name="P3"><text:span text:style-name="Source_20_Text"><text:span text:style-name="T1">TRAIL_MINUS_OPTIONS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3">[</text:span></text:span><text:span text:style-name="Source_20_Text"><text:span text:style-name="T4">0.3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0.5</text:span></text:span><text:span text:style-name="Source_20_Text"><text:span text:style-name="T3">,</text:span></text:span><text:span text:style-name="Source_20_Text"><text:span text:style-name="T1"> </text:span></text:span><text:span text:style-name="Source_20_Text"><text:span text:style-name="T4">0.7</text:span></text:span><text:span text:style-name="Source_20_Text"><text:span text:style-name="T3">]</text:span></text:span></text:p>
      <text:h text:style-name="Heading_20_3" text:outline-level="3">Fixed Parameters (NOT grid searched yet — future improvement)</text:h>
      <text:p text:style-name="P24">python</text:p>
      <text:p text:style-name="P2"><text:span text:style-name="Source_20_Text"><text:span text:style-name="T1">init_profit <text:s/>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4">1.0</text:span></text:span><text:span text:style-name="Source_20_Text"><text:span text:style-name="T1"> <text:s text:c="2"/></text:span></text:span><text:span text:style-name="Source_20_Text"><text:span text:style-name="T5"># Meir wants to add [1.0, 1.5, 2.0] to grid</text:span></text:span></text:p>
      <text:p text:style-name="P2"><text:span text:style-name="Source_20_Text"><text:span text:style-name="T1">decay_start <text:s/>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4">0.5</text:span></text:span></text:p>
      <text:p text:style-name="P2"><text:span text:style-name="Source_20_Text"><text:span text:style-name="T1">decay_rate <text:s text:c="2"/>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4">0.5</text:span></text:span></text:p>
      <text:p text:style-name="P3"><text:span text:style-name="Source_20_Text"><text:span text:style-name="T1">rsi_exit <text:s text:c="4"/>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4">70.0</text:span></text:span></text:p>
      <text:h text:style-name="Heading_20_3" text:outline-level="3">Candle Fetcher Routing</text:h>
      <text:list text:style-name="L12">
        <text:list-item>
          <text:p text:style-name="P26"><text:span text:style-name="Strong_20_Emphasis">Gemini</text:span> → <text:span text:style-name="Source_20_Text">fetch_gemini_candles()</text:span> — direct Gemini API </text:p>
        </text:list-item>
        <text:list-item>
          <text:p text:style-name="P25"><text:span text:style-name="Strong_20_Emphasis">Alpaca/Alpaca-ETF</text:span> → <text:span text:style-name="Source_20_Text">fetch_yahoo_candles()</text:span> → Alpaca historical data API </text:p>
        </text:list-item>
      </text:list>
      <text:h text:style-name="Heading_20_3" text:outline-level="3"><text:soft-page-break/>Daily Scheduler</text:h>
      <text:p text:style-name="Text_20_body">Runs at 10:00 UTC (3am LA time) via PythonAnywhere scheduled task.</text:p>
      <text:p text:style-name="Horizontal_20_Line"/>
      <text:h text:style-name="Heading_20_2" text:outline-level="2">CURRENT ACTIVE STRATEGIES</text:h>
      <text:list text:style-name="L13">
        <text:list-item>
          <text:p text:style-name="P28"><text:span text:style-name="Strong_20_Emphasis">79 active strategies</text:span> — all positive P&amp;L </text:p>
        </text:list-item>
        <text:list-item>
          <text:p text:style-name="P27">All with valid init_profit &gt; 0, decay_start &gt; 0, stop_loss &gt; 0 </text:p>
        </text:list-item>
      </text:list>
      <text:h text:style-name="Heading_20_3" text:outline-level="3">Top Performer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Symbol</text:p>
            </table:table-cell>
            <table:table-cell table:style-name="Table2.A1" office:value-type="string">
              <text:p text:style-name="Table_20_Heading">Direction</text:p>
            </table:table-cell>
            <table:table-cell table:style-name="Table2.A1" office:value-type="string">
              <text:p text:style-name="Table_20_Heading">Timeframe</text:p>
            </table:table-cell>
            <table:table-cell table:style-name="Table2.A1" office:value-type="string">
              <text:p text:style-name="Table_20_Heading">P&amp;L%</text:p>
            </table:table-cell>
          </table:table-row>
        </table:table-header-rows>
        <table:table-row>
          <table:table-cell table:style-name="Table2.A1" office:value-type="string">
            <text:p text:style-name="Table_20_Contents">USO</text:p>
          </table:table-cell>
          <table:table-cell table:style-name="Table2.A1" office:value-type="string">
            <text:p text:style-name="Table_20_Contents">SHORT</text:p>
          </table:table-cell>
          <table:table-cell table:style-name="Table2.A1" office:value-type="string">
            <text:p text:style-name="Table_20_Contents">5m</text:p>
          </table:table-cell>
          <table:table-cell table:style-name="Table2.A1" office:value-type="string">
            <text:p text:style-name="Table_20_Contents">23.00%</text:p>
          </table:table-cell>
        </table:table-row>
        <table:table-row>
          <table:table-cell table:style-name="Table2.A1" office:value-type="string">
            <text:p text:style-name="Table_20_Contents">USO</text:p>
          </table:table-cell>
          <table:table-cell table:style-name="Table2.A1" office:value-type="string">
            <text:p text:style-name="Table_20_Contents">LONG</text:p>
          </table:table-cell>
          <table:table-cell table:style-name="Table2.A1" office:value-type="string">
            <text:p text:style-name="Table_20_Contents">1hr</text:p>
          </table:table-cell>
          <table:table-cell table:style-name="Table2.A1" office:value-type="string">
            <text:p text:style-name="Table_20_Contents">21.98%</text:p>
          </table:table-cell>
        </table:table-row>
        <table:table-row>
          <table:table-cell table:style-name="Table2.A1" office:value-type="string">
            <text:p text:style-name="Table_20_Contents">SLV</text:p>
          </table:table-cell>
          <table:table-cell table:style-name="Table2.A1" office:value-type="string">
            <text:p text:style-name="Table_20_Contents">SHORT</text:p>
          </table:table-cell>
          <table:table-cell table:style-name="Table2.A1" office:value-type="string">
            <text:p text:style-name="Table_20_Contents">5m</text:p>
          </table:table-cell>
          <table:table-cell table:style-name="Table2.A1" office:value-type="string">
            <text:p text:style-name="Table_20_Contents">20.75%</text:p>
          </table:table-cell>
        </table:table-row>
        <table:table-row>
          <table:table-cell table:style-name="Table2.A1" office:value-type="string">
            <text:p text:style-name="Table_20_Contents">GDX</text:p>
          </table:table-cell>
          <table:table-cell table:style-name="Table2.A1" office:value-type="string">
            <text:p text:style-name="Table_20_Contents">SHORT</text:p>
          </table:table-cell>
          <table:table-cell table:style-name="Table2.A1" office:value-type="string">
            <text:p text:style-name="Table_20_Contents">5m</text:p>
          </table:table-cell>
          <table:table-cell table:style-name="Table2.A1" office:value-type="string">
            <text:p text:style-name="Table_20_Contents">16.67%</text:p>
          </table:table-cell>
        </table:table-row>
        <table:table-row>
          <table:table-cell table:style-name="Table2.A1" office:value-type="string">
            <text:p text:style-name="Table_20_Contents">UNG</text:p>
          </table:table-cell>
          <table:table-cell table:style-name="Table2.A1" office:value-type="string">
            <text:p text:style-name="Table_20_Contents">SHORT</text:p>
          </table:table-cell>
          <table:table-cell table:style-name="Table2.A1" office:value-type="string">
            <text:p text:style-name="Table_20_Contents">5m</text:p>
          </table:table-cell>
          <table:table-cell table:style-name="Table2.A1" office:value-type="string">
            <text:p text:style-name="Table_20_Contents">16.29%</text:p>
          </table:table-cell>
        </table:table-row>
        <table:table-row>
          <table:table-cell table:style-name="Table2.A1" office:value-type="string">
            <text:p text:style-name="Table_20_Contents">LINK/USD</text:p>
          </table:table-cell>
          <table:table-cell table:style-name="Table2.A1" office:value-type="string">
            <text:p text:style-name="Table_20_Contents">LONG</text:p>
          </table:table-cell>
          <table:table-cell table:style-name="Table2.A1" office:value-type="string">
            <text:p text:style-name="Table_20_Contents">1h</text:p>
          </table:table-cell>
          <table:table-cell table:style-name="Table2.A1" office:value-type="string">
            <text:p text:style-name="Table_20_Contents">16.10%</text:p>
          </table:table-cell>
        </table:table-row>
        <table:table-row>
          <table:table-cell table:style-name="Table2.A1" office:value-type="string">
            <text:p text:style-name="Table_20_Contents">SOL/USD</text:p>
          </table:table-cell>
          <table:table-cell table:style-name="Table2.A1" office:value-type="string">
            <text:p text:style-name="Table_20_Contents">LONG</text:p>
          </table:table-cell>
          <table:table-cell table:style-name="Table2.A1" office:value-type="string">
            <text:p text:style-name="Table_20_Contents">1h</text:p>
          </table:table-cell>
          <table:table-cell table:style-name="Table2.A1" office:value-type="string">
            <text:p text:style-name="Table_20_Contents">17.03%</text:p>
          </table:table-cell>
        </table:table-row>
        <table:table-row>
          <table:table-cell table:style-name="Table2.A1" office:value-type="string">
            <text:p text:style-name="Table_20_Contents">ETH/USD</text:p>
          </table:table-cell>
          <table:table-cell table:style-name="Table2.A1" office:value-type="string">
            <text:p text:style-name="Table_20_Contents">LONG</text:p>
          </table:table-cell>
          <table:table-cell table:style-name="Table2.A1" office:value-type="string">
            <text:p text:style-name="Table_20_Contents">1hr</text:p>
          </table:table-cell>
          <table:table-cell table:style-name="Table2.A1" office:value-type="string">
            <text:p text:style-name="Table_20_Contents">13.18%</text:p>
          </table:table-cell>
        </table:table-row>
      </table:table>
      <text:p text:style-name="Horizontal_20_Line"/>
      <text:h text:style-name="Heading_20_2" text:outline-level="2">WEB PAG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URL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/</text:p>
          </table:table-cell>
          <table:table-cell table:style-name="Table3.A1" office:value-type="string">
            <text:p text:style-name="Table_20_Contents">Main scanner dashboard</text:p>
          </table:table-cell>
        </table:table-row>
        <table:table-row>
          <table:table-cell table:style-name="Table3.A1" office:value-type="string">
            <text:p text:style-name="Table_20_Contents">/auto_tuner</text:p>
          </table:table-cell>
          <table:table-cell table:style-name="Table3.A1" office:value-type="string">
            <text:p text:style-name="Table_20_Contents">Tuning control panel</text:p>
          </table:table-cell>
        </table:table-row>
        <table:table-row>
          <table:table-cell table:style-name="Table3.A1" office:value-type="string">
            <text:p text:style-name="Table_20_Contents">/tuning_runs</text:p>
          </table:table-cell>
          <table:table-cell table:style-name="Table3.A1" office:value-type="string">
            <text:p text:style-name="Table_20_Contents">Performance table + run history</text:p>
          </table:table-cell>
        </table:table-row>
        <table:table-row>
          <table:table-cell table:style-name="Table3.A1" office:value-type="string">
            <text:p text:style-name="Table_20_Contents">/orders</text:p>
          </table:table-cell>
          <table:table-cell table:style-name="Table3.A1" office:value-type="string">
            <text:p text:style-name="Table_20_Contents">Completed trades history</text:p>
          </table:table-cell>
        </table:table-row>
        <table:table-row>
          <table:table-cell table:style-name="Table3.A1" office:value-type="string">
            <text:p text:style-name="Table_20_Contents">/symbols</text:p>
          </table:table-cell>
          <table:table-cell table:style-name="Table3.A1" office:value-type="string">
            <text:p text:style-name="Table_20_Contents">Manage symbols</text:p>
          </table:table-cell>
        </table:table-row>
        <table:table-row>
          <table:table-cell table:style-name="Table3.A1" office:value-type="string">
            <text:p text:style-name="Table_20_Contents">/brokers</text:p>
          </table:table-cell>
          <table:table-cell table:style-name="Table3.A1" office:value-type="string">
            <text:p text:style-name="Table_20_Contents">Manage brokers</text:p>
          </table:table-cell>
        </table:table-row>
        <table:table-row>
          <table:table-cell table:style-name="Table3.A1" office:value-type="string">
            <text:p text:style-name="Table_20_Contents">/api/performance</text:p>
          </table:table-cell>
          <table:table-cell table:style-name="Table3.A1" office:value-type="string">
            <text:p text:style-name="Table_20_Contents">Performance data API</text:p>
          </table:table-cell>
        </table:table-row>
      </table:table>
      <text:p text:style-name="Horizontal_20_Line"/>
      <text:h text:style-name="Heading_20_2" text:outline-level="2">RECENT FIXES (April 10, 2026)</text:h>
      <text:list text:style-name="L14">
        <text:list-item>
          <text:p text:style-name="P30">Fixed <text:span text:style-name="Source_20_Text">calculate_indicators.py</text:span> — now uses real Gemini candles </text:p>
        </text:list-item>
        <text:list-item>
          <text:p text:style-name="P30">Fixed <text:span text:style-name="Source_20_Text">auto_executor.py</text:span> — two-phase exit logic implemented </text:p>
        </text:list-item>
        <text:list-item>
          <text:p text:style-name="P30">Fixed stop loss — blocked until gate reaches zero </text:p>
        </text:list-item>
        <text:list-item>
          <text:p text:style-name="P30">Added 5 commodity ETFs (GLD, SLV, USO, UNG, GDX) </text:p>
        </text:list-item>
        <text:list-item>
          <text:p text:style-name="P30">Added 6 stocks (SPY, QQQ, NVDA, AAPL, TSLA, MSFT) </text:p>
        </text:list-item>
        <text:list-item>
          <text:p text:style-name="P30">Built Alpaca historical data fetcher (replaces Yahoo Finance) </text:p>
        </text:list-item>
        <text:list-item>
          <text:p text:style-name="P30"><text:soft-page-break/>Split Alpaca into Alpaca (stocks) and Alpaca-ETF (commodities) </text:p>
        </text:list-item>
        <text:list-item>
          <text:p text:style-name="P30">Fixed candle fetcher routing in auto_executor.py </text:p>
        </text:list-item>
        <text:list-item>
          <text:p text:style-name="P30">Disabled 8 broken strategy rows with init_profit=0 </text:p>
        </text:list-item>
        <text:list-item>
          <text:p text:style-name="P30">Built performance table on tuning_runs.html </text:p>
        </text:list-item>
        <text:list-item>
          <text:p text:style-name="P29">Always-On Task set up on PythonAnywhere </text:p>
        </text:list-item>
      </text:list>
      <text:p text:style-name="Horizontal_20_Line"/>
      <text:h text:style-name="Heading_20_2" text:outline-level="2">PENDING TASKS</text:h>
      <text:list text:style-name="L15">
        <text:list-item>
          <text:p text:style-name="P32"><text:span text:style-name="Strong_20_Emphasis">Add init_profit to grid search</text:span> — options [1.0, 1.5, 2.0] </text:p>
        </text:list-item>
        <text:list-item>
          <text:p text:style-name="P32"><text:span text:style-name="Strong_20_Emphasis">Fix duplicate orders bug</text:span> — TSLA saved twice in orders table </text:p>
        </text:list-item>
        <text:list-item>
          <text:p text:style-name="P32"><text:span text:style-name="Strong_20_Emphasis">Scanner RSI fix</text:span> — show per-strategy RSI not shared </text:p>
        </text:list-item>
        <text:list-item>
          <text:p text:style-name="P32"><text:span text:style-name="Strong_20_Emphasis">Two Alpaca accounts</text:span> — currently using same credentials for both brokers </text:p>
        </text:list-item>
        <text:list-item>
          <text:p text:style-name="P32"><text:span text:style-name="Strong_20_Emphasis">Buffett letter</text:span> — ready to print and mail (written, approved) </text:p>
        </text:list-item>
        <text:list-item>
          <text:p text:style-name="P31"><text:span text:style-name="Strong_20_Emphasis">Personal secure database</text:span> — separate project to build </text:p>
        </text:list-item>
      </text:list>
      <text:p text:style-name="Horizontal_20_Line"/>
      <text:h text:style-name="Heading_20_2" text:outline-level="2">HAGOLEM PROJECT</text:h>
      <text:list text:style-name="L16">
        <text:list-item>
          <text:p text:style-name="P34">Humanoid robot OS platform — "Android for humanoid robots" </text:p>
        </text:list-item>
        <text:list-item>
          <text:p text:style-name="P34">Website: mayyamw.com (HR1-HR9 documents) </text:p>
        </text:list-item>
        <text:list-item>
          <text:p text:style-name="P34">AiMN trading profits fund HaGOLEM development </text:p>
        </text:list-item>
        <text:list-item>
          <text:p text:style-name="P34">Seeking technical co-founder (age 25-50) </text:p>
        </text:list-item>
        <text:list-item>
          <text:p text:style-name="P34">Buffett letter written — ready to mail </text:p>
        </text:list-item>
        <text:list-item>
          <text:p text:style-name="P33">BIRD Foundation funding target ($1.5M non-dilutive) </text:p>
        </text:list-item>
      </text:list>
      <text:p text:style-name="Horizontal_20_Line"/>
      <text:h text:style-name="Heading_20_2" text:outline-level="2">IMPORTANT NOTES FOR NEW CLAUDE</text:h>
      <text:list text:style-name="L17">
        <text:list-item>
          <text:p text:style-name="P36">Always one task at a time — Meir says "done" between steps </text:p>
        </text:list-item>
        <text:list-item>
          <text:p text:style-name="P36">Always provide complete code files, not snippets </text:p>
        </text:list-item>
        <text:list-item>
          <text:p text:style-name="P36">Always put filename at top of code </text:p>
        </text:list-item>
        <text:list-item>
          <text:p text:style-name="P36">Meir has hearing difficulties — prefers written communication </text:p>
        </text:list-item>
        <text:list-item>
          <text:p text:style-name="P36">Check engine is running: <text:span text:style-name="Source_20_Text">ps aux | grep aimn_engine</text:span> </text:p>
        </text:list-item>
        <text:list-item>
          <text:p text:style-name="P36">Engine log: <text:span text:style-name="Source_20_Text">tail -30 /home/MeirNiv/aimn-trade-final/engine.log</text:span> </text:p>
        </text:list-item>
        <text:list-item>
          <text:p text:style-name="P35">Always-On Task on PythonAnywhere keeps engine alive </text:p>
        </text:list-item>
      </text:list>
      <text:p text:style-name="Horizontal_20_Line"/>
      <text:p text:style-name="Text_20_body"><text:span text:style-name="Emphasis">"There is always hope" — Meir's mother</text:span></text:p>
      <text:p text:style-name="Text_20_body"><text:span text:style-name="Emphasis">The Golem never sleeps. Never panics. Never loses focu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8T17:22:43.026000000</meta:creation-date>
    <dc:date>2026-04-10T17:21:07.208000000</dc:date>
    <meta:editing-duration>P2DT1M50S</meta:editing-duration>
    <meta:editing-cycles>1</meta:editing-cycles>
    <meta:document-statistic meta:table-count="3" meta:image-count="0" meta:object-count="0" meta:page-count="5" meta:paragraph-count="194" meta:word-count="934" meta:character-count="6119" meta:non-whitespace-character-count="5156"/>
    <meta:generator>LibreOffice/7.6.2.1$Windows_X86_64 LibreOffice_project/56f7684011345957bbf33a7ee678afaf4d2ba333</meta:generator>
  </office:meta>
</office:document-meta>
</file>